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text-properties officeooo:rsid="004c6f14" officeooo:paragraph-rsid="004c6f14"/>
    </style:style>
    <style:style style:name="P3" style:family="paragraph" style:parent-style-name="Text_20_body" style:list-style-name="L1">
      <style:text-properties officeooo:rsid="004d2cdb" officeooo:paragraph-rsid="004d2cdb"/>
    </style:style>
    <style:style style:name="P4" style:family="paragraph" style:parent-style-name="Text_20_body">
      <style:text-properties officeooo:rsid="004d2cdb" officeooo:paragraph-rsid="004d2cdb"/>
    </style:style>
    <style:style style:name="P5" style:family="paragraph" style:parent-style-name="Text_20_body" style:list-style-name="L2">
      <style:text-properties officeooo:rsid="004d2cdb" officeooo:paragraph-rsid="004d2cdb"/>
    </style:style>
    <style:style style:name="P6" style:family="paragraph" style:parent-style-name="Text_20_body" style:list-style-name="L2">
      <style:text-properties fo:font-weight="bold" officeooo:rsid="004d2cdb" officeooo:paragraph-rsid="004d2cdb" style:font-weight-asian="bold" style:font-weight-complex="bold"/>
    </style:style>
    <style:style style:name="P7" style:family="paragraph" style:parent-style-name="Text_20_body" style:list-style-name="L1">
      <style:text-properties fo:font-weight="bold" officeooo:rsid="004c6f14" officeooo:paragraph-rsid="004d2cdb" style:font-weight-asian="bold" style:font-weight-complex="bold"/>
    </style:style>
    <style:style style:name="P8" style:family="paragraph" style:parent-style-name="Text_20_body" style:list-style-name="L3">
      <style:text-properties fo:font-weight="bold" officeooo:paragraph-rsid="0051f6e2" style:font-weight-asian="bold" style:font-weight-complex="bold"/>
    </style:style>
    <style:style style:name="P9" style:family="paragraph" style:parent-style-name="Text_20_body" style:list-style-name="L4">
      <style:text-properties fo:font-weight="bold" officeooo:rsid="00538f1d" officeooo:paragraph-rsid="00538f1d" style:font-weight-asian="bold" style:font-weight-complex="bold"/>
    </style:style>
    <style:style style:name="P10" style:family="paragraph" style:parent-style-name="Text_20_body" style:list-style-name="L4">
      <style:text-properties fo:font-weight="bold" officeooo:rsid="0053e332" officeooo:paragraph-rsid="0053e332" style:font-weight-asian="bold" style:font-weight-complex="bold"/>
    </style:style>
    <style:style style:name="P11" style:family="paragraph" style:parent-style-name="Text_20_body" style:list-style-name="L1">
      <style:text-properties officeooo:rsid="004e4666" officeooo:paragraph-rsid="004e4666"/>
    </style:style>
    <style:style style:name="P12" style:family="paragraph" style:parent-style-name="Text_20_body" style:list-style-name="L2">
      <style:text-properties officeooo:rsid="00505b2e" officeooo:paragraph-rsid="00505b2e"/>
    </style:style>
    <style:style style:name="P13" style:family="paragraph" style:parent-style-name="Text_20_body">
      <style:text-properties officeooo:rsid="00505b2e" officeooo:paragraph-rsid="0051f6e2"/>
    </style:style>
    <style:style style:name="P14" style:family="paragraph" style:parent-style-name="Text_20_body" style:list-style-name="L3">
      <style:text-properties officeooo:rsid="0051f6e2" officeooo:paragraph-rsid="0051f6e2"/>
    </style:style>
    <style:style style:name="P15" style:family="paragraph" style:parent-style-name="Text_20_body">
      <style:text-properties officeooo:rsid="00538f1d" officeooo:paragraph-rsid="00538f1d"/>
    </style:style>
    <style:style style:name="P16" style:family="paragraph" style:parent-style-name="Text_20_body" style:list-style-name="L4">
      <style:text-properties officeooo:rsid="00538f1d" officeooo:paragraph-rsid="00538f1d"/>
    </style:style>
    <style:style style:name="P17" style:family="paragraph" style:parent-style-name="Heading_20_1">
      <style:text-properties officeooo:rsid="00024caf" officeooo:paragraph-rsid="00024caf"/>
    </style:style>
    <style:style style:name="P18" style:family="paragraph" style:parent-style-name="Heading_20_1" style:list-style-name="">
      <style:paragraph-properties fo:line-height="150%" fo:text-align="center" style:justify-single-word="false"/>
    </style:style>
    <style:style style:name="P19" style:family="paragraph" style:parent-style-name="Heading_20_1">
      <style:paragraph-properties fo:break-before="page"/>
    </style:style>
    <style:style style:name="T1" style:family="text">
      <style:text-properties officeooo:rsid="004d2cdb"/>
    </style:style>
    <style:style style:name="T2" style:family="text">
      <style:text-properties officeooo:rsid="004f6eb1"/>
    </style:style>
    <style:style style:name="T3" style:family="text">
      <style:text-properties officeooo:rsid="00505b2e"/>
    </style:style>
    <style:style style:name="T4" style:family="text">
      <style:text-properties officeooo:rsid="0051f6e2"/>
    </style:style>
    <style:style style:name="T5" style:family="text">
      <style:text-properties officeooo:rsid="0053e33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</text:index-body>
      </text:table-of-content>
      <text:h text:style-name="P17" text:outline-level="1"/>
      <text:h text:style-name="P18" text:outline-level="1"/>
      <text:h text:style-name="P19" text:outline-level="1">TESTS</text:h>
      <text:p text:style-name="P2">1<text:span text:style-name="T3">)</text:span> @Scheduled</text:p>
      <text:list xml:id="list829291521028753511" text:style-name="L1">
        <text:list-item>
          <text:p text:style-name="P7"><text:span text:style-name="T1">Applied on</text:span> method <text:span text:style-name="T1">to</text:span> <text:span text:style-name="T1">automatically invoke it</text:span> with specified period by task scheduler;</text:p>
        </text:list-item>
        <text:list-item>
          <text:p text:style-name="P3">Applied on class to automatically invoke all methods in the class with specified period by task scheduler;</text:p>
        </text:list-item>
        <text:list-item>
          <text:p text:style-name="P3">Applied on class that implements Runnable interface to invoke it with specified period by task scheduler;</text:p>
        </text:list-item>
        <text:list-item>
          <text:p text:style-name="P11">Applied on method to <text:span text:style-name="T2">execute method </text:span>asynchronously <text:span text:style-name="T2">on call</text:span> <text:span text:style-name="T2">by task scheduler</text:span> <text:span text:style-name="T2">(without waiting until method finish).</text:span></text:p>
        </text:list-item>
      </text:list>
      <text:p text:style-name="P4">2) <text:span text:style-name="T3">Which sentences is right about </text:span>@Async</text:p>
      <text:list xml:id="list4943354820150427936" text:style-name="L2">
        <text:list-item>
          <text:p text:style-name="P6">Applied on method to run it asynchronously (without waiting until <text:span text:style-name="T2">method finish</text:span>);</text:p>
        </text:list-item>
        <text:list-item>
          <text:p text:style-name="P6">Method may not return result (void).</text:p>
        </text:list-item>
        <text:list-item>
          <text:p text:style-name="P6">Method may return Future&lt;T&gt; object that <text:span text:style-name="T2">may</text:span> be used by the caller to retrieve the result of the execution later;</text:p>
        </text:list-item>
        <text:list-item>
          <text:p text:style-name="P5">Method can return any object.</text:p>
        </text:list-item>
        <text:list-item>
          <text:p text:style-name="P12">Applied on method to automatically invoke it with specified period by task scheduler;</text:p>
        </text:list-item>
      </text:list>
      <text:p text:style-name="P13">3) <text:span text:style-name="T4">Which annotations can be applied on class to add it to context to be available for dependency injection?</text:span></text:p>
      <text:list xml:id="list8537370658776188803" text:style-name="L3">
        <text:list-item>
          <text:p text:style-name="P8"><text:span text:style-name="T4">@Component;</text:span></text:p>
        </text:list-item>
        <text:list-item>
          <text:p text:style-name="P8"><text:span text:style-name="T4">@Controller;</text:span></text:p>
        </text:list-item>
        <text:list-item>
          <text:p text:style-name="P8"><text:span text:style-name="T4">@RestController; </text:span></text:p>
        </text:list-item>
        <text:list-item>
          <text:p text:style-name="P8"><text:span text:style-name="T4">@Repository;</text:span></text:p>
        </text:list-item>
        <text:list-item>
          <text:p text:style-name="P8"><text:span text:style-name="T4">@Service;</text:span></text:p>
        </text:list-item>
        <text:list-item>
          <text:p text:style-name="P14">@Storage;</text:p>
        </text:list-item>
        <text:list-item>
          <text:p text:style-name="P14">@Table;</text:p>
        </text:list-item>
        <text:list-item>
          <text:p text:style-name="P14">@Entity;</text:p>
        </text:list-item>
        <text:list-item>
          <text:p text:style-name="P14">@Async;</text:p>
        </text:list-item>
        <text:list-item>
          <text:p text:style-name="P14"><text:soft-page-break/>@Scheduled.</text:p>
        </text:list-item>
      </text:list>
      <text:p text:style-name="P15">4) What is right about @PostConstruct and @PreDestroy annotations?</text:p>
      <text:list xml:id="list1814842643639698081" text:style-name="L4">
        <text:list-item>
          <text:p text:style-name="P9">Handle bean creation/destroying life cycle.</text:p>
        </text:list-item>
        <text:list-item>
          <text:p text:style-name="P9"><text:span text:style-name="T5">H</text:span>andle application context creation/destroying life cycle.</text:p>
        </text:list-item>
        <text:list-item>
          <text:p text:style-name="P9">Defined on void method without arguments;</text:p>
        </text:list-item>
        <text:list-item>
          <text:p text:style-name="P16">Defined on void method with arguments, which may be annotated with @Value to inject beans;</text:p>
        </text:list-item>
        <text:list-item>
          <text:p text:style-name="P10">Doing the same logic as if bean implementing InitializingBean and DisposableBean interfac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00%" fo:text-align="justify" style:justify-single-word="false" style:page-number="auto"/>
      <style:text-properties style:use-window-font-color="true" style:font-name="Times New Roman" fo:font-family="'Times New Roman'" style:font-style-name="Regular" style:font-family-generic="roman" style:font-pitch="variable" fo:font-size="14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  <style:text-properties style:font-name="Times New Roman1" fo:font-family="'Times New Roman'" style:font-style-name="Bold" style:font-family-generic="roman" style:font-pitch="variable" fo:font-size="14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cm" fo:margin-bottom="0cm" style:contextual-spacing="false" fo:line-height="150%" fo:text-indent="0cm" style:auto-text-indent="false"/>
      <style:text-properties style:font-name="Times New Roman1" fo:font-family="'Times New Roman'" style:font-style-name="Bold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1:21:29.998335664</dc:date>
    <meta:generator>LibreOffice/4.2.8.2$Linux_X86_64 LibreOffice_project/420m0$Build-2</meta:generator>
    <meta:editing-duration>PT17H14M24S</meta:editing-duration>
    <meta:editing-cycles>39</meta:editing-cycles>
    <meta:document-statistic meta:table-count="0" meta:image-count="0" meta:object-count="0" meta:page-count="3" meta:paragraph-count="31" meta:word-count="237" meta:character-count="1470" meta:non-whitespace-character-count="1286"/>
  </office:meta>
</office:document-meta>
</file>